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6df" officeooo:paragraph-rsid="000bd6df"/>
    </style:style>
    <style:style style:name="P2" style:family="paragraph" style:parent-style-name="Standard">
      <style:text-properties fo:font-weight="bold" officeooo:rsid="000bd6df" officeooo:paragraph-rsid="000bd6df" style:font-weight-asian="bold" style:font-weight-complex="bold"/>
    </style:style>
    <style:style style:name="P3" style:family="paragraph" style:parent-style-name="Standard">
      <style:text-properties fo:font-weight="bold" officeooo:rsid="000f9a58" officeooo:paragraph-rsid="000f9a58" style:font-weight-asian="bold" style:font-weight-complex="bold"/>
    </style:style>
    <style:style style:name="T1" style:family="text">
      <style:text-properties officeooo:rsid="000f0ffe"/>
    </style:style>
    <style:style style:name="T2" style:family="text">
      <style:text-properties officeooo:rsid="000f9a58"/>
    </style:style>
    <style:style style:name="T3" style:family="text">
      <style:text-properties officeooo:rsid="00113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TT CITTA' DELLA VITTORIA</text:p>
      <text:p text:style-name="P3">Maggio 06 – Esercitazione di Informatica</text:p>
      <text:p text:style-name="P3">Prof<text:span text:style-name="T3">f</text:span>. Bot<text:span text:style-name="T3">t</text:span>eon A./<text:span text:style-name="T3">Greco R.</text:span></text:p>
      <text:p text:style-name="P2">ESERCIZIO PROGRAMMAZIONE <text:span text:style-name="T2">in </text:span>JAVA</text:p>
      <text:p text:style-name="P1"/>
      <text:p text:style-name="P1">Un'azienda possiede alcuni mezzi di trasporto che assegna ai suoi dipendenti.</text:p>
      <text:p text:style-name="P1">I mezzi di trasporto possono essere autovetture, furgoncini o pulmini. </text:p>
      <text:p text:style-name="P1">Di ogni mezzo si indicano la casa produttrice, il modello, il numero di targa ed il numero di km fatti.</text:p>
      <text:p text:style-name="P1">Inoltre i furgoncini hanno la dimensione (altezza, larghezza, profondità) e i pulmini il numero di posti.</text:p>
      <text:p text:style-name="P1">I dipendenti sono contraddistinti da numero di matricola, nome e cognome. </text:p>
      <text:p text:style-name="P1">Inoltre i dipendenti possono avere, <text:span text:style-name="T1">o non avere,</text:span> la patente B, C o D. </text:p>
      <text:p text:style-name="P1">I pulmini con più di 9 posti possono essere assegnati solo a dipendenti con patente D, mentre per i furgoncini o i pulmini con meno di 8 posti bisogna possedere la patente C.</text:p>
      <text:p text:style-name="P1"/>
      <text:p text:style-name="P1">Si scriva un programma in Java per la gestione di mezzi e dipendenti, in modo che ogni mezzo possa essere acquistato (nuovo o usato, con un certo numero di km percorsi), assegnato ad un dipendente, con controllo del tipo corretto di patente del dipendente, o restituito, con indicazione del numero di km percorsi.</text:p>
      <text:p text:style-name="P1">Si vuole inoltre memorizzare anche il numero di km percorsi con un pulmino da ogni dipendente.</text:p>
      <text:p text:style-name="P1"/>
      <text:p text:style-name="P1">Si verifichi il corretto comportamento del pulmino con tre mezzi di tipo diverso, tre dipendenti e 5 assegnamenti/restituzioni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8:00:25.069000000</meta:creation-date>
    <dc:date>2015-05-06T21:29:47.822000000</dc:date>
    <meta:editing-duration>PT18M56S</meta:editing-duration>
    <meta:editing-cycles>5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14" meta:word-count="219" meta:character-count="1331" meta:non-whitespace-character-count="1122"/>
  </office:meta>
</office:document-meta>
</file>